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.3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0.7cm"/>
    </style:style>
    <style:style style:name="gr5" style:family="graphic" style:parent-style-name="standard">
      <style:graphic-properties svg:stroke-color="#ccbe00" draw:fill-color="#fff450" draw:textarea-horizontal-align="justify" draw:textarea-vertical-align="middle" draw:auto-grow-height="false" fo:min-height="0.388cm" fo:min-width="0.138cm"/>
    </style:style>
    <style:style style:name="gr6" style:family="graphic" style:parent-style-name="objectwithoutfill">
      <style:graphic-properties svg:stroke-color="#000000" draw:marker-start="Circle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svg:stroke-color="#2b511a" draw:fill-color="#89c765" draw:textarea-horizontal-align="justify" draw:textarea-vertical-align="middle" draw:auto-grow-height="false" fo:min-height="0.85cm" fo:min-width="0.7cm"/>
    </style:style>
    <style:style style:name="gr9" style:family="graphic" style:parent-style-name="standard">
      <style:graphic-properties svg:stroke-color="#2b511a" draw:fill-color="#89c765" draw:textarea-horizontal-align="justify" draw:textarea-vertical-align="middle" draw:auto-grow-height="false" fo:min-height="0.388cm" fo:min-width="0.138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661cm"/>
    </style:style>
    <style:style style:name="gr13" style:family="graphic" style:parent-style-name="standard">
      <style:graphic-properties draw:stroke="none" svg:stroke-color="#000000" draw:fill="none" draw:fill-color="#ffffff" fo:min-height="0.812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solid" svg:stroke-color="#f58220" draw:fill="none" draw:fill-color="#ffffff" fo:min-height="0.65cm"/>
    </style:style>
    <style:style style:name="gr16" style:family="graphic" style:parent-style-name="standard">
      <style:graphic-properties draw:stroke="solid" svg:stroke-color="#407927" draw:fill="none" draw:fill-color="#ffffff" fo:min-height="0.55cm"/>
    </style:style>
    <style:style style:name="gr17" style:family="graphic" style:parent-style-name="standard">
      <style:graphic-properties draw:stroke="solid" svg:stroke-color="#004586" draw:fill="none" draw:fill-color="#ffffff" fo:min-height="0.55cm"/>
    </style:style>
    <style:style style:name="gr18" style:family="graphic" style:parent-style-name="Object_20_without_20_fill_5f_1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textarea-horizontal-align="justify" draw:textarea-vertical-align="middle" draw:auto-grow-height="false" fo:min-height="0.388cm" fo:min-width="0.138cm"/>
    </style:style>
    <style:style style:name="gr20" style:family="graphic" style:parent-style-name="Default_5f_1">
      <style:graphic-properties draw:textarea-horizontal-align="justify" draw:textarea-vertical-align="middle" draw:auto-grow-height="false" fo:min-height="0.85cm" fo:min-width="1.3cm"/>
    </style:style>
    <style:style style:name="gr21" style:family="graphic" style:parent-style-name="Default_5f_1">
      <style:graphic-properties draw:textarea-horizontal-align="justify" draw:textarea-vertical-align="middle" draw:auto-grow-height="false" fo:min-height="1.85cm" fo:min-width="0.7cm"/>
    </style:style>
    <style:style style:name="gr22" style:family="graphic" style:parent-style-name="Default_5f_1">
      <style:graphic-properties svg:stroke-color="#ccbe00" draw:fill-color="#fff450" draw:textarea-horizontal-align="justify" draw:textarea-vertical-align="middle" draw:auto-grow-height="false" fo:min-height="0.388cm" fo:min-width="0.138cm"/>
    </style:style>
    <style:style style:name="gr23" style:family="graphic" style:parent-style-name="Object_20_without_20_fill_5f_1">
      <style:graphic-properties svg:stroke-color="#000000" draw:marker-start=""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svg:stroke-color="#000000" draw:fill="none" draw:fill-color="#ffffff" fo:min-height="0.35cm"/>
    </style:style>
    <style:style style:name="gr25" style:family="graphic" style:parent-style-name="Default_5f_1">
      <style:graphic-properties svg:stroke-color="#2b511a" draw:fill-color="#89c765" draw:textarea-horizontal-align="justify" draw:textarea-vertical-align="middle" draw:auto-grow-height="false" fo:min-height="0.85cm" fo:min-width="0.7cm"/>
    </style:style>
    <style:style style:name="gr26" style:family="graphic" style:parent-style-name="Default_5f_1">
      <style:graphic-properties svg:stroke-color="#2b511a" draw:fill-color="#89c765" draw:textarea-horizontal-align="justify" draw:textarea-vertical-align="middle" draw:auto-grow-height="false" fo:min-height="0.388cm" fo:min-width="0.138cm"/>
    </style:style>
    <style:style style:name="gr27" style:family="graphic" style:parent-style-name="Default_5f_1">
      <style:graphic-properties draw:stroke="none" svg:stroke-color="#000000" draw:fill="none" draw:fill-color="#ffffff" fo:min-height="0.55cm"/>
    </style:style>
    <style:style style:name="gr28" style:family="graphic" style:parent-style-name="Default_5f_1">
      <style:graphic-properties draw:stroke="none" svg:stroke-color="#000000" draw:fill="none" draw:fill-color="#ffffff" fo:min-height="0.65cm"/>
    </style:style>
    <style:style style:name="gr29" style:family="graphic" style:parent-style-name="Default_5f_1">
      <style:graphic-properties draw:stroke="none" svg:stroke-color="#000000" draw:fill="none" draw:fill-color="#ffffff" fo:min-height="0.661cm"/>
    </style:style>
    <style:style style:name="gr30" style:family="graphic" style:parent-style-name="Default_5f_1">
      <style:graphic-properties draw:stroke="none" svg:stroke-color="#000000" draw:fill="none" draw:fill-color="#ffffff" fo:min-height="0.712cm"/>
    </style:style>
    <style:style style:name="gr31" style:family="graphic" style:parent-style-name="Default_5f_1">
      <style:graphic-properties draw:stroke="solid" svg:stroke-color="#f58220" draw:fill="none" draw:fill-color="#ffffff" fo:min-height="0.65cm"/>
    </style:style>
    <style:style style:name="gr32" style:family="graphic" style:parent-style-name="Default_5f_1">
      <style:graphic-properties draw:stroke="solid" svg:stroke-color="#407927" draw:fill="none" draw:fill-color="#ffffff" fo:min-height="0.55cm"/>
    </style:style>
    <style:style style:name="gr33" style:family="graphic" style:parent-style-name="Default_5f_1">
      <style:graphic-properties draw:stroke="solid" svg:stroke-color="#004586" draw:fill="none" draw:fill-color="#ffffff" fo:min-height="0.55cm"/>
    </style:style>
    <style:style style:name="gr3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color="#000000" draw:textarea-vertical-align="middle"/>
    </style:style>
    <style:style style:name="gr3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8" style:family="graphic" style:parent-style-name="objectwithoutfill">
      <style:graphic-properties svg:stroke-color="#000000" draw:fill="none" draw:textarea-vertical-align="middle"/>
    </style:style>
    <style:style style:name="gr39" style:family="graphic" style:parent-style-name="Default_5f_1">
      <style:graphic-properties draw:stroke="none" svg:stroke-color="#000000" draw:fill="none" draw:fill-color="#ffffff" fo:min-height="0.8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45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SH-1-1" draw:style-name="dp1" draw:master-page-name="Default">
        <draw:connector draw:style-name="gr1" draw:text-style-name="P1" draw:layer="layout" svg:x1="2.499cm" svg:y1="5.292cm" svg:x2="4cm" svg:y2="5.15cm" draw:end-shape="id1" draw:end-glue-point="6" svg:d="M2499 5292h500v-142h1001" svg:viewBox="0 0 1502 143">
          <text:p/>
        </draw:connector>
        <draw:custom-shape draw:style-name="gr2" draw:text-style-name="P2" xml:id="id2" draw:id="id2" draw:layer="layout" svg:width="0.9cm" svg:height="0.9cm" svg:x="6.2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8cm" svg:height="1.1cm" svg:x="7.7cm" svg:y="6.2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5.15cm" svg:x2="6.2cm" svg:y2="5.15cm" draw:start-shape="id1" draw:start-glue-point="10" draw:end-shape="id2" draw:end-glue-point="6" svg:d="M4900 5150h1300" svg:viewBox="0 0 1301 1">
          <text:p/>
        </draw:connector>
        <draw:custom-shape draw:style-name="gr4" draw:text-style-name="P2" xml:id="id3" draw:id="id3" draw:layer="layout" svg:width="1.2cm" svg:height="2.1cm" svg:x="11.7cm" svg:y="4.1cm">
          <text:p text:style-name="P2">Q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7.1cm" svg:y1="5.15cm" svg:x2="11.7cm" svg:y2="5.15cm" draw:start-shape="id2" draw:start-glue-point="10" draw:end-shape="id3" draw:end-glue-point="3" svg:d="M7100 5150h4600" svg:viewBox="0 0 4601 1">
          <text:p/>
        </draw:connector>
        <draw:connector draw:style-name="gr1" draw:text-style-name="P1" draw:layer="layout" svg:x1="7.7cm" svg:y1="6.75cm" svg:x2="6.65cm" svg:y2="5.6cm" draw:start-shape="id4" draw:start-glue-point="3" draw:end-shape="id2" draw:end-glue-point="8" svg:d="M7700 6750h-1050v-1150" svg:viewBox="0 0 1051 1151">
          <text:p/>
        </draw:connector>
        <draw:connector draw:style-name="gr1" draw:text-style-name="P1" draw:layer="layout" draw:line-skew="0.399cm" svg:x1="7.1cm" svg:y1="5.15cm" svg:x2="9.5cm" svg:y2="6.75cm" draw:start-shape="id2" draw:start-glue-point="10" draw:end-shape="id4" draw:end-glue-point="1" svg:d="M7100 5150h3300v1600h-900" svg:viewBox="0 0 3301 1601">
          <text:p/>
        </draw:connector>
        <draw:custom-shape draw:style-name="gr3" draw:text-style-name="P2" xml:id="id5" draw:id="id5" draw:layer="layout" svg:width="1.8cm" svg:height="1.1cm" svg:x="11.3cm" svg:y="7.8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9cm" svg:height="0.9cm" svg:x="4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1.3cm" svg:y1="8.35cm" svg:x2="4.45cm" svg:y2="5.6cm" draw:start-shape="id5" draw:start-glue-point="3" draw:end-shape="id1" draw:end-glue-point="8" svg:d="M11300 8350h-6850v-2750" svg:viewBox="0 0 6851 2751">
          <text:p/>
        </draw:connector>
        <draw:connector draw:style-name="gr1" draw:text-style-name="P1" draw:layer="layout" draw:line-skew="0.799cm" svg:x1="12.9cm" svg:y1="5.15cm" svg:x2="13.1cm" svg:y2="8.35cm" draw:start-shape="id3" draw:start-glue-point="1" draw:end-shape="id5" draw:end-glue-point="1" svg:d="M12900 5150h1500v3200h-1300" svg:viewBox="0 0 1501 3201">
          <text:p/>
        </draw:connector>
        <draw:connector draw:style-name="gr1" draw:text-style-name="P1" draw:layer="layout" svg:x1="12.9cm" svg:y1="5.15cm" svg:x2="17.4cm" svg:y2="5.15cm" draw:start-shape="id3" draw:start-glue-point="1" draw:end-shape="id6" draw:end-glue-point="6" svg:d="M12900 5150h4500" svg:viewBox="0 0 4501 1">
          <text:p/>
        </draw:connector>
        <draw:custom-shape draw:style-name="gr2" draw:text-style-name="P2" xml:id="id8" draw:id="id8" draw:layer="layout" svg:width="0.9cm" svg:height="0.9cm" svg:x="6.2cm" svg:y="11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8cm" svg:height="1.1cm" svg:x="7.7cm" svg:y="13.2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2.15cm" svg:x2="6.2cm" svg:y2="12.15cm" draw:start-shape="id7" draw:start-glue-point="10" draw:end-shape="id8" draw:end-glue-point="6" svg:d="M4900 12150h1300" svg:viewBox="0 0 1301 1">
          <text:p/>
        </draw:connector>
        <draw:custom-shape draw:style-name="gr4" draw:text-style-name="P2" xml:id="id9" draw:id="id9" draw:layer="layout" svg:width="1.2cm" svg:height="2.1cm" svg:x="11.7cm" svg:y="11.1cm">
          <text:p text:style-name="P2">Q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7.1cm" svg:y1="12.15cm" svg:x2="11.7cm" svg:y2="12.15cm" draw:start-shape="id8" draw:start-glue-point="10" draw:end-shape="id9" draw:end-glue-point="3" svg:d="M7100 12150h4600" svg:viewBox="0 0 4601 1">
          <text:p/>
        </draw:connector>
        <draw:connector draw:style-name="gr1" draw:text-style-name="P1" draw:layer="layout" svg:x1="7.7cm" svg:y1="13.75cm" svg:x2="6.65cm" svg:y2="12.6cm" draw:start-shape="id10" draw:start-glue-point="3" draw:end-shape="id8" draw:end-glue-point="8" svg:d="M7700 13750h-1050v-1150" svg:viewBox="0 0 1051 1151">
          <text:p/>
        </draw:connector>
        <draw:connector draw:style-name="gr1" draw:text-style-name="P1" draw:layer="layout" draw:line-skew="0.399cm" svg:x1="7.1cm" svg:y1="12.15cm" svg:x2="9.5cm" svg:y2="13.75cm" draw:start-shape="id8" draw:start-glue-point="10" draw:end-shape="id10" draw:end-glue-point="1" svg:d="M7100 12150h3300v1600h-900" svg:viewBox="0 0 3301 1601">
          <text:p/>
        </draw:connector>
        <draw:custom-shape draw:style-name="gr3" draw:text-style-name="P2" xml:id="id11" draw:id="id11" draw:layer="layout" svg:width="1.8cm" svg:height="1.1cm" svg:x="11.3cm" svg:y="14.8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9cm" svg:height="0.9cm" svg:x="4cm" svg:y="11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1.3cm" svg:y1="15.35cm" svg:x2="4.45cm" svg:y2="12.6cm" draw:start-shape="id11" draw:start-glue-point="3" draw:end-shape="id7" draw:end-glue-point="8" svg:d="M11300 15350h-6850v-2750" svg:viewBox="0 0 6851 2751">
          <text:p/>
        </draw:connector>
        <draw:connector draw:style-name="gr1" draw:text-style-name="P1" draw:layer="layout" draw:line-skew="0.799cm" svg:x1="12.9cm" svg:y1="12.15cm" svg:x2="13.1cm" svg:y2="15.35cm" draw:start-shape="id9" draw:start-glue-point="1" draw:end-shape="id11" draw:end-glue-point="1" svg:d="M12900 12150h1500v3200h-1300" svg:viewBox="0 0 1501 3201">
          <text:p/>
        </draw:connector>
        <draw:custom-shape draw:style-name="gr5" draw:text-style-name="P3" xml:id="id12" draw:id="id12" draw:layer="layout" svg:width="0.9cm" svg:height="0.9cm" svg:x="4cm" svg:y="9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4.45cm" svg:y1="5.6cm" svg:x2="4.45cm" svg:y2="9.7cm" draw:start-shape="id1" draw:start-glue-point="8" draw:end-shape="id12" draw:end-glue-point="4" svg:d="M4450 5600v4100" svg:viewBox="0 0 1 4101">
          <text:p/>
        </draw:connector>
        <draw:connector draw:style-name="gr1" draw:text-style-name="P1" draw:layer="layout" svg:x1="4.45cm" svg:y1="10.6cm" svg:x2="4.45cm" svg:y2="11.7cm" draw:start-shape="id12" draw:start-glue-point="8" draw:end-shape="id7" draw:end-glue-point="4" svg:d="M4450 10600v1100" svg:viewBox="0 0 1 1101">
          <text:p/>
        </draw:connector>
        <draw:connector draw:style-name="gr6" draw:text-style-name="P1" draw:layer="layout" draw:line-skew="2.572cm" svg:x1="10.853cm" svg:y1="5.145cm" svg:x2="4.9cm" svg:y2="10.15cm" draw:end-shape="id12" draw:end-glue-point="10" svg:d="M10853 5145h-153v5005h-5800" svg:viewBox="0 0 5954 5006">
          <text:p/>
        </draw:connector>
        <draw:frame draw:style-name="gr7" draw:text-style-name="P4" draw:layer="layout" svg:width="0.8cm" svg:height="0.962cm" svg:x="4.5cm" svg:y="5.4cm">
          <draw:text-box>
            <text:p>-</text:p>
          </draw:text-box>
        </draw:frame>
        <draw:frame draw:style-name="gr7" draw:text-style-name="P4" draw:layer="layout" svg:width="0.8cm" svg:height="0.962cm" svg:x="4.9cm" svg:y="9.238cm">
          <draw:text-box>
            <text:p>-</text:p>
          </draw:text-box>
        </draw:frame>
        <draw:frame draw:style-name="gr7" draw:text-style-name="P4" draw:layer="layout" svg:width="0.8cm" svg:height="0.962cm" svg:x="4.5cm" svg:y="12.5cm">
          <draw:text-box>
            <text:p>-</text:p>
          </draw:text-box>
        </draw:frame>
        <draw:custom-shape draw:style-name="gr5" draw:text-style-name="P3" xml:id="id6" draw:id="id6" draw:layer="layout" svg:width="0.9cm" svg:height="0.9cm" svg:x="17.4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4" draw:id="id14" draw:layer="layout" svg:width="1.2cm" svg:height="1.1cm" svg:x="18.4cm" svg:y="8.8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0.9cm" svg:height="0.9cm" svg:x="17.4cm" svg:y="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7.85cm" svg:y1="7cm" svg:x2="17.85cm" svg:y2="5.6cm" draw:start-shape="id13" draw:start-glue-point="4" draw:end-shape="id6" draw:end-glue-point="8" svg:d="M17850 7000v-1400" svg:viewBox="0 0 1 1401">
          <text:p/>
        </draw:connector>
        <draw:connector draw:style-name="gr1" draw:text-style-name="P1" draw:layer="layout" svg:x1="18.3cm" svg:y1="5.15cm" svg:x2="19.966cm" svg:y2="5.121cm" draw:start-shape="id6" draw:start-glue-point="10" svg:d="M18300 5150h1084v-29h582" svg:viewBox="0 0 1667 30">
          <text:p/>
        </draw:connector>
        <draw:connector draw:style-name="gr1" draw:text-style-name="P1" draw:layer="layout" svg:x1="12.9cm" svg:y1="12.15cm" svg:x2="17.85cm" svg:y2="7.9cm" draw:start-shape="id9" draw:start-glue-point="1" draw:end-shape="id13" draw:end-glue-point="8" svg:d="M12900 12150h4950v-4250" svg:viewBox="0 0 4951 4251">
          <text:p/>
        </draw:connector>
        <draw:connector draw:style-name="gr1" draw:text-style-name="P1" draw:layer="layout" svg:x1="19cm" svg:y1="8.8cm" svg:x2="18.3cm" svg:y2="7.45cm" draw:start-shape="id14" draw:start-glue-point="0" draw:end-shape="id13" draw:end-glue-point="10" svg:d="M19000 8800v-1350h-700" svg:viewBox="0 0 701 1351">
          <text:p/>
        </draw:connector>
        <draw:connector draw:style-name="gr1" draw:text-style-name="P1" draw:layer="layout" draw:line-skew="0.324cm" svg:x1="17.835cm" svg:y1="10.951cm" svg:x2="19cm" svg:y2="9.9cm" draw:end-shape="id14" draw:end-glue-point="2" svg:d="M17835 10951v49h1165v-1100" svg:viewBox="0 0 1166 1101">
          <text:p/>
        </draw:connector>
        <draw:frame draw:style-name="gr7" draw:text-style-name="P4" draw:layer="layout" svg:width="0.8cm" svg:height="0.962cm" svg:x="17.9cm" svg:y="5.338cm">
          <draw:text-box>
            <text:p>-</text:p>
          </draw:text-box>
        </draw:frame>
        <draw:frame draw:style-name="gr7" draw:text-style-name="P4" draw:layer="layout" svg:width="0.8cm" svg:height="0.962cm" svg:x="18.3cm" svg:y="6.538cm">
          <draw:text-box>
            <text:p>-</text:p>
          </draw:text-box>
        </draw:frame>
        <draw:frame draw:style-name="gr10" draw:text-style-name="P7" draw:layer="layout" svg:width="1.9cm" svg:height="0.962cm" svg:x="13.7cm" svg:y="4.1cm">
          <draw:text-box>
            <text:p text:style-name="P6"><text:span text:style-name="T2">y</text:span><text:span text:style-name="T2">1[</text:span><text:span text:style-name="T2">n]</text:span></text:p>
          </draw:text-box>
        </draw:frame>
        <draw:frame draw:style-name="gr10" draw:text-style-name="P7" draw:layer="layout" svg:width="2.5cm" svg:height="0.962cm" svg:x="2.1cm" svg:y="7.638cm">
          <draw:text-box>
            <text:p text:style-name="P6"><text:span text:style-name="T2">y</text:span><text:span text:style-name="T2">1[</text:span><text:span text:style-name="T2">n</text:span><text:span text:style-name="T2">-</text:span><text:span text:style-name="T2">1]</text:span></text:p>
          </draw:text-box>
        </draw:frame>
        <draw:frame draw:style-name="gr11" draw:text-style-name="P7" draw:layer="layout" svg:width="2.2cm" svg:height="0.962cm" svg:x="8.5cm" svg:y="4.2cm">
          <draw:text-box>
            <text:p text:style-name="P6"><text:span text:style-name="T2">u</text:span><text:span text:style-name="T2">1[</text:span><text:span text:style-name="T2">n]</text:span></text:p>
          </draw:text-box>
        </draw:frame>
        <draw:frame draw:style-name="gr12" draw:text-style-name="P7" draw:layer="layout" svg:width="2.5cm" svg:height="0.962cm" svg:x="5.1cm" svg:y="6.738cm">
          <draw:text-box>
            <text:p text:style-name="P6"><text:span text:style-name="T2">u</text:span><text:span text:style-name="T2">1[</text:span><text:span text:style-name="T2">n</text:span><text:span text:style-name="T2">-</text:span><text:span text:style-name="T2">1]</text:span></text:p>
          </draw:text-box>
        </draw:frame>
        <draw:frame draw:style-name="gr10" draw:text-style-name="P7" draw:layer="layout" svg:width="1.9cm" svg:height="0.962cm" svg:x="13.7cm" svg:y="11.1cm">
          <draw:text-box>
            <text:p text:style-name="P6"><text:span text:style-name="T2">y</text:span><text:span text:style-name="T2">2[</text:span><text:span text:style-name="T2">n]</text:span></text:p>
          </draw:text-box>
        </draw:frame>
        <draw:frame draw:style-name="gr11" draw:text-style-name="P7" draw:layer="layout" svg:width="2.2cm" svg:height="0.962cm" svg:x="8.6cm" svg:y="11.138cm">
          <draw:text-box>
            <text:p text:style-name="P6"><text:span text:style-name="T2">u</text:span><text:span text:style-name="T2">2[</text:span><text:span text:style-name="T2">n]</text:span></text:p>
          </draw:text-box>
        </draw:frame>
        <draw:frame draw:style-name="gr13" draw:text-style-name="P7" draw:layer="layout" svg:width="2.4cm" svg:height="1.062cm" svg:x="15.3cm" svg:y="6cm">
          <draw:text-box>
            <text:p text:style-name="P6"><text:span text:style-name="T2">y</text:span><text:span text:style-name="T2">2</text:span><text:span text:style-name="T2">d[</text:span><text:span text:style-name="T2">n]</text:span></text:p>
          </draw:text-box>
        </draw:frame>
        <draw:frame draw:style-name="gr14" draw:text-style-name="P7" draw:layer="layout" svg:width="2.6cm" svg:height="0.962cm" svg:x="4.7cm" svg:y="15.338cm">
          <draw:text-box>
            <text:p text:style-name="P6"><text:span text:style-name="T2">y</text:span><text:span text:style-name="T2">2[</text:span><text:span text:style-name="T2">n</text:span><text:span text:style-name="T2">-</text:span><text:span text:style-name="T2">1]</text:span></text:p>
          </draw:text-box>
        </draw:frame>
        <draw:frame draw:style-name="gr15" draw:text-style-name="P7" draw:layer="layout" svg:width="2.2cm" svg:height="0.962cm" svg:x="2.1cm" svg:y="10.7cm">
          <draw:text-box>
            <text:p text:style-name="P6"><text:span text:style-name="T2">e</text:span><text:span text:style-name="T2">1[</text:span><text:span text:style-name="T2">n]</text:span></text:p>
          </draw:text-box>
        </draw:frame>
        <draw:frame draw:style-name="gr16" draw:text-style-name="P7" draw:layer="layout" svg:width="1.9cm" svg:height="0.962cm" svg:x="20.2cm" svg:y="4.6cm">
          <draw:text-box>
            <text:p text:style-name="P6"><text:span text:style-name="T2">y[</text:span><text:span text:style-name="T2">n]</text:span></text:p>
          </draw:text-box>
        </draw:frame>
        <draw:frame draw:style-name="gr17" draw:text-style-name="P7" draw:layer="layout" svg:width="2.5cm" svg:height="0.962cm" svg:x="1.5cm" svg:y="3.938cm">
          <draw:text-box>
            <text:p text:style-name="P6"><text:span text:style-name="T2">vi</text:span><text:span text:style-name="T2">n[</text:span><text:span text:style-name="T2">n]</text:span></text:p>
          </draw:text-box>
        </draw:frame>
      </draw:page>
      <draw:page draw:name="MASH-2-1" draw:style-name="dp1" draw:master-page-name="Default">
        <draw:connector draw:style-name="gr18" draw:text-style-name="P1" draw:layer="layout" svg:x1="2.499cm" svg:y1="5.292cm" svg:x2="4cm" svg:y2="5.15cm" draw:end-shape="id15" draw:end-glue-point="6" svg:d="M2499 5292h500v-142h1001" svg:viewBox="0 0 1502 143">
          <text:p/>
        </draw:connector>
        <draw:custom-shape draw:style-name="gr19" draw:text-style-name="P2" xml:id="id17" draw:id="id17" draw:layer="layout" svg:width="0.9cm" svg:height="0.9cm" svg:x="14.2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6" draw:id="id16" draw:layer="layout" svg:width="1.8cm" svg:height="1.1cm" svg:x="15.7cm" svg:y="6.2cm">
          <text:p text:style-name="P2">z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0" draw:id="id30" draw:layer="layout" svg:width="1.2cm" svg:height="2.1cm" svg:x="20.1cm" svg:y="4.1cm">
          <text:p text:style-name="P2">Q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5.7cm" svg:y1="6.75cm" svg:x2="14.65cm" svg:y2="5.6cm" draw:start-shape="id16" draw:start-glue-point="3" draw:end-shape="id17" draw:end-glue-point="8" svg:d="M15700 6750h-1050v-1150" svg:viewBox="0 0 1051 1151">
          <text:p/>
        </draw:connector>
        <draw:custom-shape draw:style-name="gr20" draw:text-style-name="P2" xml:id="id37" draw:id="id37" draw:layer="layout" svg:width="1.8cm" svg:height="1.1cm" svg:x="19.7cm" svg:y="7.8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5" draw:id="id15" draw:layer="layout" svg:width="0.9cm" svg:height="0.9cm" svg:x="4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9" draw:id="id19" draw:layer="layout" svg:width="0.9cm" svg:height="0.9cm" svg:x="6.2cm" svg:y="11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0" draw:id="id20" draw:layer="layout" svg:width="1.8cm" svg:height="1.1cm" svg:x="7.7cm" svg:y="13.2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4.9cm" svg:y1="12.15cm" svg:x2="6.2cm" svg:y2="12.15cm" draw:start-shape="id18" draw:start-glue-point="10" draw:end-shape="id19" draw:end-glue-point="6" svg:d="M4900 12150h1300" svg:viewBox="0 0 1301 1">
          <text:p/>
        </draw:connector>
        <draw:custom-shape draw:style-name="gr21" draw:text-style-name="P2" xml:id="id42" draw:id="id42" draw:layer="layout" svg:width="1.2cm" svg:height="2.1cm" svg:x="11.7cm" svg:y="11.1cm">
          <text:p text:style-name="P2">Q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7cm" svg:y1="13.75cm" svg:x2="6.65cm" svg:y2="12.6cm" draw:start-shape="id20" draw:start-glue-point="3" draw:end-shape="id19" draw:end-glue-point="8" svg:d="M7700 13750h-1050v-1150" svg:viewBox="0 0 1051 1151">
          <text:p/>
        </draw:connector>
        <draw:custom-shape draw:style-name="gr20" draw:text-style-name="P2" xml:id="id21" draw:id="id21" draw:layer="layout" svg:width="1.8cm" svg:height="1.1cm" svg:x="11.3cm" svg:y="14.8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8" draw:id="id18" draw:layer="layout" svg:width="0.9cm" svg:height="0.9cm" svg:x="4cm" svg:y="11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11.3cm" svg:y1="15.35cm" svg:x2="4.45cm" svg:y2="12.6cm" draw:start-shape="id21" draw:start-glue-point="3" draw:end-shape="id18" draw:end-glue-point="8" svg:d="M11300 15350h-6850v-2750" svg:viewBox="0 0 6851 2751">
          <text:p/>
        </draw:connector>
        <draw:connector draw:style-name="gr18" draw:text-style-name="P1" draw:layer="layout" svg:x1="15.45cm" svg:y1="12.3cm" svg:x2="13.1cm" svg:y2="15.35cm" draw:start-shape="id22" draw:start-glue-point="8" draw:end-shape="id21" draw:end-glue-point="1" svg:d="M15450 12300v3050h-2350" svg:viewBox="0 0 2351 3051">
          <text:p/>
        </draw:connector>
        <draw:custom-shape draw:style-name="gr22" draw:text-style-name="P3" xml:id="id24" draw:id="id24" draw:layer="layout" svg:width="0.9cm" svg:height="0.9cm" svg:x="4cm" svg:y="9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4.45cm" svg:y1="8.5cm" svg:x2="4.45cm" svg:y2="9.7cm" draw:start-shape="id23" draw:start-glue-point="8" draw:end-shape="id24" draw:end-glue-point="4" svg:d="M4450 8500v1200" svg:viewBox="0 0 1 1201">
          <text:p/>
        </draw:connector>
        <draw:connector draw:style-name="gr18" draw:text-style-name="P1" draw:layer="layout" svg:x1="4.45cm" svg:y1="10.6cm" svg:x2="4.45cm" svg:y2="11.7cm" draw:start-shape="id24" draw:start-glue-point="8" draw:end-shape="id18" draw:end-glue-point="4" svg:d="M4450 10600v1100" svg:viewBox="0 0 1 1101">
          <text:p/>
        </draw:connector>
        <draw:connector draw:style-name="gr23" draw:text-style-name="P1" draw:layer="layout" svg:x1="19.15cm" svg:y1="5.3cm" svg:x2="4.9cm" svg:y2="10.15cm" draw:start-shape="id25" draw:start-glue-point="8" draw:end-shape="id24" draw:end-glue-point="10" svg:d="M19150 5300v4850h-14250" svg:viewBox="0 0 14251 4851">
          <text:p/>
        </draw:connector>
        <draw:frame draw:style-name="gr24" draw:text-style-name="P4" draw:layer="layout" svg:width="0.8cm" svg:height="0.962cm" svg:x="4.5cm" svg:y="5.4cm">
          <draw:text-box>
            <text:p>-</text:p>
          </draw:text-box>
        </draw:frame>
        <draw:frame draw:style-name="gr24" draw:text-style-name="P4" draw:layer="layout" svg:width="0.8cm" svg:height="0.962cm" svg:x="4.9cm" svg:y="9.238cm">
          <draw:text-box>
            <text:p>-</text:p>
          </draw:text-box>
        </draw:frame>
        <draw:frame draw:style-name="gr24" draw:text-style-name="P4" draw:layer="layout" svg:width="0.8cm" svg:height="0.962cm" svg:x="4.5cm" svg:y="12.5cm">
          <draw:text-box>
            <text:p>-</text:p>
          </draw:text-box>
        </draw:frame>
        <draw:custom-shape draw:style-name="gr22" draw:text-style-name="P3" xml:id="id27" draw:id="id27" draw:layer="layout" svg:width="0.9cm" svg:height="0.9cm" svg:x="24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28" draw:id="id28" draw:layer="layout" svg:width="1.2cm" svg:height="1.1cm" svg:x="25cm" svg:y="8.8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26" draw:id="id26" draw:layer="layout" svg:width="0.9cm" svg:height="0.9cm" svg:x="24cm" svg:y="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24.45cm" svg:y1="7cm" svg:x2="24.45cm" svg:y2="5.6cm" draw:start-shape="id26" draw:start-glue-point="4" draw:end-shape="id27" draw:end-glue-point="8" svg:d="M24450 7000v-1400" svg:viewBox="0 0 1 1401">
          <text:p/>
        </draw:connector>
        <draw:connector draw:style-name="gr18" draw:text-style-name="P1" draw:layer="layout" svg:x1="24.9cm" svg:y1="5.15cm" svg:x2="26.566cm" svg:y2="5.121cm" draw:start-shape="id27" draw:start-glue-point="10" svg:d="M24900 5150h1084v-29h582" svg:viewBox="0 0 1667 30">
          <text:p/>
        </draw:connector>
        <draw:connector draw:style-name="gr18" draw:text-style-name="P1" draw:layer="layout" svg:x1="25.6cm" svg:y1="8.8cm" svg:x2="24.9cm" svg:y2="7.45cm" draw:start-shape="id28" draw:start-glue-point="0" draw:end-shape="id26" draw:end-glue-point="10" svg:d="M25600 8800v-1350h-700" svg:viewBox="0 0 701 1351">
          <text:p/>
        </draw:connector>
        <draw:connector draw:style-name="gr18" draw:text-style-name="P1" draw:layer="layout" svg:x1="24.6cm" svg:y1="11.15cm" svg:x2="25.6cm" svg:y2="9.9cm" draw:start-shape="id29" draw:start-glue-point="10" draw:end-shape="id28" draw:end-glue-point="2" svg:d="M24600 11150h1000v-1250" svg:viewBox="0 0 1001 1251">
          <text:p/>
        </draw:connector>
        <draw:frame draw:style-name="gr24" draw:text-style-name="P4" draw:layer="layout" svg:width="0.8cm" svg:height="0.962cm" svg:x="24.5cm" svg:y="5.338cm">
          <draw:text-box>
            <text:p>-</text:p>
          </draw:text-box>
        </draw:frame>
        <draw:frame draw:style-name="gr24" draw:text-style-name="P4" draw:layer="layout" svg:width="0.8cm" svg:height="0.962cm" svg:x="24.9cm" svg:y="6.538cm">
          <draw:text-box>
            <text:p>-</text:p>
          </draw:text-box>
        </draw:frame>
        <draw:frame draw:style-name="gr27" draw:text-style-name="P7" draw:layer="layout" svg:width="1.9cm" svg:height="0.962cm" svg:x="21.6cm" svg:y="4.138cm">
          <draw:text-box>
            <text:p text:style-name="P6"><text:span text:style-name="T2">y1[n]</text:span></text:p>
          </draw:text-box>
        </draw:frame>
        <draw:frame draw:style-name="gr27" draw:text-style-name="P7" draw:layer="layout" svg:width="2.5cm" svg:height="0.962cm" svg:x="2.1cm" svg:y="7.638cm">
          <draw:text-box>
            <text:p text:style-name="P6"><text:span text:style-name="T2">y</text:span><text:span text:style-name="T2">1</text:span><text:span text:style-name="T2">[</text:span><text:span text:style-name="T2">n</text:span><text:span text:style-name="T2">-</text:span><text:span text:style-name="T2">1</text:span><text:span text:style-name="T2">]</text:span></text:p>
          </draw:text-box>
        </draw:frame>
        <draw:frame draw:style-name="gr28" draw:text-style-name="P7" draw:layer="layout" svg:width="2.2cm" svg:height="0.962cm" svg:x="8.7cm" svg:y="4.138cm">
          <draw:text-box>
            <text:p text:style-name="P6"><text:span text:style-name="T2">u</text:span><text:span text:style-name="T2">1[</text:span><text:span text:style-name="T2">n]</text:span></text:p>
          </draw:text-box>
        </draw:frame>
        <draw:frame draw:style-name="gr29" draw:text-style-name="P7" draw:layer="layout" svg:width="2.5cm" svg:height="0.962cm" svg:x="5.9cm" svg:y="6.738cm">
          <draw:text-box>
            <text:p text:style-name="P6"><text:span text:style-name="T2">u1</text:span><text:span text:style-name="T2">[n-</text:span><text:span text:style-name="T2">1]</text:span></text:p>
          </draw:text-box>
        </draw:frame>
        <draw:frame draw:style-name="gr27" draw:text-style-name="P7" draw:layer="layout" svg:width="1.9cm" svg:height="0.962cm" svg:x="13.7cm" svg:y="11.1cm">
          <draw:text-box>
            <text:p text:style-name="P6"><text:span text:style-name="T2">y</text:span><text:span text:style-name="T2">2</text:span><text:span text:style-name="T2">[</text:span><text:span text:style-name="T2">n</text:span><text:span text:style-name="T2">]</text:span></text:p>
          </draw:text-box>
        </draw:frame>
        <draw:frame draw:style-name="gr28" draw:text-style-name="P7" draw:layer="layout" svg:width="2.2cm" svg:height="0.962cm" svg:x="8cm" svg:y="11.138cm">
          <draw:text-box>
            <text:p text:style-name="P6"><text:span text:style-name="T2">u2[n]</text:span></text:p>
          </draw:text-box>
        </draw:frame>
        <draw:frame draw:style-name="gr30" draw:text-style-name="P7" draw:layer="layout" svg:width="2.8cm" svg:height="0.962cm" svg:x="24.6cm" svg:y="5.938cm">
          <draw:text-box>
            <text:p text:style-name="P6"><text:span text:style-name="T2">y</text:span><text:span text:style-name="T2">2</text:span><text:span text:style-name="T2">d</text:span><text:span text:style-name="T2">d</text:span><text:span text:style-name="T2">[</text:span><text:span text:style-name="T2">n</text:span><text:span text:style-name="T2">]</text:span></text:p>
          </draw:text-box>
        </draw:frame>
        <draw:frame draw:style-name="gr30" draw:text-style-name="P7" draw:layer="layout" svg:width="2.6cm" svg:height="0.962cm" svg:x="4.7cm" svg:y="15.338cm">
          <draw:text-box>
            <text:p text:style-name="P6"><text:span text:style-name="T2">y2[n-</text:span><text:span text:style-name="T2">1]</text:span></text:p>
          </draw:text-box>
        </draw:frame>
        <draw:frame draw:style-name="gr31" draw:text-style-name="P7" draw:layer="layout" svg:width="2.2cm" svg:height="0.962cm" svg:x="2.1cm" svg:y="10.7cm">
          <draw:text-box>
            <text:p text:style-name="P6"><text:span text:style-name="T2">e1[n]</text:span></text:p>
          </draw:text-box>
        </draw:frame>
        <draw:frame draw:style-name="gr32" draw:text-style-name="P7" draw:layer="layout" svg:width="1.9cm" svg:height="0.962cm" svg:x="26.8cm" svg:y="4.6cm">
          <draw:text-box>
            <text:p text:style-name="P6"><text:span text:style-name="T2">y</text:span><text:span text:style-name="T2">[</text:span><text:span text:style-name="T2">n</text:span><text:span text:style-name="T2">]</text:span></text:p>
          </draw:text-box>
        </draw:frame>
        <draw:frame draw:style-name="gr33" draw:text-style-name="P7" draw:layer="layout" svg:width="2.5cm" svg:height="0.962cm" svg:x="1.5cm" svg:y="3.938cm">
          <draw:text-box>
            <text:p text:style-name="P6"><text:span text:style-name="T2">vin[n]</text:span></text:p>
          </draw:text-box>
        </draw:frame>
        <draw:custom-shape draw:style-name="gr34" draw:text-style-name="P8" xml:id="id31" draw:id="id31" draw:layer="layout" svg:width="0.3cm" svg:height="0.3cm" svg:x="18.4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svg:x1="19.3cm" svg:y1="5.15cm" svg:x2="20.1cm" svg:y2="5.15cm" draw:start-shape="id25" draw:start-glue-point="10" draw:end-shape="id30" svg:d="M19300 5150h800" svg:viewBox="0 0 801 1">
          <text:p/>
        </draw:connector>
        <draw:connector draw:style-name="gr35" draw:text-style-name="P1" draw:layer="layout" draw:type="lines" svg:x1="15.1cm" svg:y1="5.15cm" svg:x2="18.4cm" svg:y2="5.15cm" draw:start-shape="id17" draw:start-glue-point="10" draw:end-shape="id31" draw:end-glue-point="6" svg:d="M15100 5150h502 2297 501" svg:viewBox="0 0 3301 1">
          <text:p/>
        </draw:connector>
        <draw:connector draw:style-name="gr1" draw:text-style-name="P1" draw:layer="layout" svg:x1="18.55cm" svg:y1="5.3cm" svg:x2="17.5cm" svg:y2="6.75cm" draw:start-shape="id31" draw:start-glue-point="8" draw:end-shape="id16" svg:d="M18550 5300v1450h-1050" svg:viewBox="0 0 1051 1451">
          <text:p/>
        </draw:connector>
        <draw:custom-shape draw:style-name="gr19" draw:text-style-name="P2" xml:id="id33" draw:id="id33" draw:layer="layout" svg:width="0.9cm" svg:height="0.9cm" svg:x="7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32" draw:id="id32" draw:layer="layout" svg:width="1.8cm" svg:height="1.1cm" svg:x="8.5cm" svg:y="6.2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8.5cm" svg:y1="6.75cm" svg:x2="7.45cm" svg:y2="5.6cm" draw:start-shape="id32" draw:start-glue-point="3" draw:end-shape="id33" draw:end-glue-point="8" svg:d="M8500 6750h-1050v-1150" svg:viewBox="0 0 1051 1151">
          <text:p/>
        </draw:connector>
        <draw:custom-shape draw:style-name="gr34" draw:text-style-name="P8" xml:id="id34" draw:id="id34" draw:layer="layout" svg:width="0.3cm" svg:height="0.3cm" svg:x="11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s" svg:x1="7.9cm" svg:y1="5.15cm" svg:x2="11.2cm" svg:y2="5.15cm" draw:start-shape="id33" draw:start-glue-point="10" draw:end-shape="id34" draw:end-glue-point="6" svg:d="M7900 5150h502 2297 501" svg:viewBox="0 0 3301 1">
          <text:p/>
        </draw:connector>
        <draw:connector draw:style-name="gr1" draw:text-style-name="P1" draw:layer="layout" svg:x1="11.35cm" svg:y1="5.3cm" svg:x2="10.3cm" svg:y2="6.75cm" draw:start-shape="id34" draw:start-glue-point="8" draw:end-shape="id32" svg:d="M11350 5300v1450h-1050" svg:viewBox="0 0 1051 1451">
          <text:p/>
        </draw:connector>
        <draw:connector draw:style-name="gr1" draw:text-style-name="P1" draw:layer="layout" svg:x1="4.9cm" svg:y1="5.15cm" svg:x2="7cm" svg:y2="5.15cm" draw:start-shape="id15" draw:start-glue-point="10" draw:end-shape="id33" draw:end-glue-point="6" svg:d="M4900 5150h2100" svg:viewBox="0 0 2101 1">
          <text:p/>
        </draw:connector>
        <draw:custom-shape draw:style-name="gr19" draw:text-style-name="P2" xml:id="id35" draw:id="id35" draw:layer="layout" svg:width="0.9cm" svg:height="0.9cm" svg:x="12.6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1.5cm" svg:y1="5.15cm" svg:x2="12.6cm" svg:y2="5.15cm" draw:start-shape="id34" draw:start-glue-point="10" draw:end-shape="id35" draw:end-glue-point="6" svg:d="M11500 5150h1100" svg:viewBox="0 0 1101 1">
          <text:p/>
        </draw:connector>
        <draw:connector draw:style-name="gr1" draw:text-style-name="P1" draw:layer="layout" svg:x1="13.5cm" svg:y1="5.15cm" svg:x2="14.2cm" svg:y2="5.15cm" draw:start-shape="id35" draw:start-glue-point="10" draw:end-shape="id17" draw:end-glue-point="6" svg:d="M13500 5150h700" svg:viewBox="0 0 701 1">
          <text:p/>
        </draw:connector>
        <draw:custom-shape draw:style-name="gr34" draw:text-style-name="P8" xml:id="id36" draw:id="id36" draw:layer="layout" svg:width="0.3cm" svg:height="0.3cm" svg:x="12.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23" draw:id="id23" draw:layer="layout" svg:width="0.3cm" svg:height="0.3cm" svg:x="4.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4.45cm" svg:y1="8.2cm" svg:x2="4.45cm" svg:y2="5.6cm" draw:start-shape="id23" draw:start-glue-point="4" draw:end-shape="id15" draw:end-glue-point="8" svg:d="M4450 8200v-2600" svg:viewBox="0 0 1 2601">
          <text:p/>
        </draw:connector>
        <draw:connector draw:style-name="gr1" draw:text-style-name="P1" draw:layer="layout" svg:x1="13.05cm" svg:y1="8.2cm" svg:x2="13.05cm" svg:y2="5.6cm" draw:start-shape="id36" draw:start-glue-point="4" draw:end-shape="id35" draw:end-glue-point="8" svg:d="M13050 8200v-2600" svg:viewBox="0 0 1 2601">
          <text:p/>
        </draw:connector>
        <draw:connector draw:style-name="gr35" draw:text-style-name="P1" draw:layer="layout" draw:type="lines" svg:x1="19.7cm" svg:y1="8.35cm" svg:x2="13.2cm" svg:y2="8.35cm" draw:start-shape="id37" draw:start-glue-point="3" draw:end-shape="id36" draw:end-glue-point="10" svg:d="M19700 8350h-501-5497-502" svg:viewBox="0 0 6501 1">
          <text:p/>
        </draw:connector>
        <draw:connector draw:style-name="gr35" draw:text-style-name="P1" draw:layer="layout" draw:type="lines" svg:x1="4.6cm" svg:y1="8.35cm" svg:x2="12.9cm" svg:y2="8.35cm" draw:start-shape="id23" draw:start-glue-point="10" draw:end-shape="id36" draw:end-glue-point="6" svg:d="M4600 8350h502 7297 501" svg:viewBox="0 0 8301 1">
          <text:p/>
        </draw:connector>
        <draw:custom-shape draw:style-name="gr34" draw:text-style-name="P8" xml:id="id38" draw:id="id38" draw:layer="layout" svg:width="0.3cm" svg:height="0.3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s" svg:x1="21.3cm" svg:y1="5.15cm" svg:x2="22.6cm" svg:y2="5.15cm" draw:start-shape="id30" draw:start-glue-point="1" draw:end-shape="id38" draw:end-glue-point="6" svg:d="M21300 5150h501 298 501" svg:viewBox="0 0 1301 1">
          <text:p/>
        </draw:connector>
        <draw:connector draw:style-name="gr1" draw:text-style-name="P1" draw:layer="layout" svg:x1="22.9cm" svg:y1="5.15cm" svg:x2="24cm" svg:y2="5.15cm" draw:start-shape="id38" draw:start-glue-point="10" draw:end-shape="id27" draw:end-glue-point="6" svg:d="M22900 5150h1100" svg:viewBox="0 0 1101 1">
          <text:p/>
        </draw:connector>
        <draw:connector draw:style-name="gr1" draw:text-style-name="P1" draw:layer="layout" svg:x1="22.75cm" svg:y1="5.3cm" svg:x2="21.5cm" svg:y2="8.35cm" draw:start-shape="id38" draw:start-glue-point="8" draw:end-shape="id37" draw:end-glue-point="1" svg:d="M22750 5300v3050h-1250" svg:viewBox="0 0 1251 3051">
          <text:p/>
        </draw:connector>
        <draw:custom-shape draw:style-name="gr34" draw:text-style-name="P8" xml:id="id25" draw:id="id25" draw:layer="layout" svg:width="0.3cm" svg:height="0.3cm" svg:x="1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svg:x1="19cm" svg:y1="5.15cm" svg:x2="18.7cm" svg:y2="5.15cm" draw:start-shape="id25" draw:start-glue-point="6" draw:end-shape="id31" draw:end-glue-point="10" svg:d="M19000 5150h-300" svg:viewBox="0 0 301 1">
          <text:p/>
        </draw:connector>
        <draw:frame draw:style-name="gr24" draw:text-style-name="P4" draw:layer="layout" svg:width="0.8cm" svg:height="0.962cm" svg:x="13.1cm" svg:y="5.338cm">
          <draw:text-box>
            <text:p>-</text:p>
          </draw:text-box>
        </draw:frame>
        <draw:frame draw:style-name="gr28" draw:text-style-name="P7" draw:layer="layout" svg:width="2.2cm" svg:height="0.962cm" svg:x="15.8cm" svg:y="4.1cm">
          <draw:text-box>
            <text:p text:style-name="P6"><text:span text:style-name="T2">v</text:span><text:span text:style-name="T2">1</text:span><text:span text:style-name="T2">[</text:span><text:span text:style-name="T2">n</text:span><text:span text:style-name="T2">]</text:span></text:p>
          </draw:text-box>
        </draw:frame>
        <draw:frame draw:style-name="gr29" draw:text-style-name="P7" draw:layer="layout" svg:width="2.5cm" svg:height="0.962cm" svg:x="13.3cm" svg:y="6.738cm">
          <draw:text-box>
            <text:p text:style-name="P6"><text:span text:style-name="T2">v1[n-1]</text:span></text:p>
          </draw:text-box>
        </draw:frame>
        <draw:custom-shape draw:style-name="gr25" draw:text-style-name="P5" xml:id="id39" draw:id="id39" draw:layer="layout" svg:width="1.2cm" svg:height="1.1cm" svg:x="19.1cm" svg:y="12.8cm">
          <text:p text:style-name="P2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xml:id="id40" draw:id="id40" draw:layer="layout" svg:width="0.9cm" svg:height="0.9cm" svg:x="21.1cm" svg:y="11.7cm">
          <text:p text:style-name="P2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1" draw:layer="layout" svg:x1="20.3cm" svg:y1="13.35cm" svg:x2="21.55cm" svg:y2="12.6cm" draw:start-shape="id39" draw:start-glue-point="1" draw:end-shape="id40" draw:end-glue-point="8" svg:d="M20300 13350h1250v-750" svg:viewBox="0 0 1251 751">
          <text:p/>
        </draw:connector>
        <draw:connector draw:style-name="gr18" draw:text-style-name="P1" draw:layer="layout" svg:x1="18.15cm" svg:y1="12.3cm" svg:x2="19.1cm" svg:y2="13.35cm" draw:start-shape="id41" draw:start-glue-point="8" draw:end-shape="id39" draw:end-glue-point="3" svg:d="M18150 12300v1050h950" svg:viewBox="0 0 951 1051">
          <text:p/>
        </draw:connector>
        <draw:connector draw:style-name="gr37" draw:text-style-name="P1" draw:layer="layout" svg:x1="24.45cm" svg:y1="11cm" svg:x2="24.45cm" svg:y2="7.9cm" draw:start-shape="id29" draw:start-glue-point="4" draw:end-shape="id26" draw:end-glue-point="8" svg:d="M24450 11000v-3100" svg:viewBox="0 0 1 3101">
          <text:p/>
        </draw:connector>
        <draw:custom-shape draw:style-name="gr34" draw:text-style-name="P8" xml:id="id29" draw:id="id29" draw:layer="layout" svg:width="0.3cm" svg:height="0.3cm" svg:x="24.3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8" xml:id="id41" draw:id="id41" draw:layer="layout" svg:width="0.3cm" svg:height="0.3cm" svg:x="1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svg:x1="18cm" svg:y1="12.15cm" svg:x2="15.6cm" svg:y2="12.15cm" draw:start-shape="id41" draw:start-glue-point="6" draw:end-shape="id22" draw:end-glue-point="10" svg:d="M18000 12150h-2400" svg:viewBox="0 0 2401 1">
          <text:p/>
        </draw:connector>
        <draw:custom-shape draw:style-name="gr34" draw:text-style-name="P8" xml:id="id22" draw:id="id22" draw:layer="layout" svg:width="0.3cm" svg:height="0.3cm" svg:x="15.3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1" draw:layer="layout" draw:type="lines" svg:x1="12.9cm" svg:y1="12.15cm" svg:x2="15.3cm" svg:y2="12.15cm" draw:start-shape="id42" draw:start-glue-point="1" draw:end-shape="id22" draw:end-glue-point="6" svg:d="M12900 12150h501 1398 501" svg:viewBox="0 0 2401 1">
          <text:p/>
        </draw:connector>
        <draw:connector draw:style-name="gr37" draw:text-style-name="P1" draw:layer="layout" svg:x1="18.3cm" svg:y1="12.15cm" svg:x2="21.1cm" svg:y2="12.15cm" draw:start-shape="id41" draw:start-glue-point="10" draw:end-shape="id40" svg:d="M18300 12150h2800" svg:viewBox="0 0 2801 1">
          <text:p/>
        </draw:connector>
        <draw:frame draw:style-name="gr24" draw:text-style-name="P4" draw:layer="layout" svg:width="0.8cm" svg:height="0.962cm" svg:x="21.5cm" svg:y="12.5cm">
          <draw:text-box>
            <text:p>-</text:p>
          </draw:text-box>
        </draw:frame>
        <draw:connector draw:style-name="gr36" draw:text-style-name="P2" draw:layer="layout" svg:x1="22cm" svg:y1="12.15cm" svg:x2="24.45cm" svg:y2="11.3cm" draw:start-shape="id40" draw:start-glue-point="10" draw:end-shape="id29" draw:end-glue-point="8" svg:d="M22000 12150h2450v-850" svg:viewBox="0 0 2451 851">
          <text:p/>
        </draw:connector>
        <draw:frame draw:style-name="gr39" draw:text-style-name="P7" draw:layer="layout" svg:width="2.4cm" svg:height="1.062cm" svg:x="22.7cm" svg:y="12.3cm">
          <draw:text-box>
            <text:p text:style-name="P6"><text:span text:style-name="T2">y2d[n</text:span><text:span text:style-name="T2">]</text:span></text:p>
          </draw:text-box>
        </draw:frame>
        <draw:custom-shape draw:style-name="gr34" draw:text-style-name="P8" xml:id="id43" draw:id="id43" draw:layer="layout" svg:width="0.3cm" svg:height="0.3cm" svg:x="10.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s" svg:x1="7.1cm" svg:y1="12.15cm" svg:x2="10.11cm" svg:y2="12.15cm" draw:start-shape="id19" draw:start-glue-point="10" draw:end-shape="id43" draw:end-glue-point="6" svg:d="M7100 12150h502 2007 501" svg:viewBox="0 0 3011 1">
          <text:p/>
        </draw:connector>
        <draw:connector draw:style-name="gr1" draw:text-style-name="P1" draw:layer="layout" svg:x1="10.26cm" svg:y1="12.3cm" svg:x2="9.5cm" svg:y2="13.75cm" draw:start-shape="id43" draw:start-glue-point="8" draw:end-shape="id20" draw:end-glue-point="1" svg:d="M10260 12300v1450h-760" svg:viewBox="0 0 761 1451">
          <text:p/>
        </draw:connector>
        <draw:connector draw:style-name="gr1" draw:text-style-name="P1" draw:layer="layout" svg:x1="10.41cm" svg:y1="12.15cm" svg:x2="11.7cm" svg:y2="12.15cm" draw:start-shape="id43" draw:start-glue-point="10" draw:end-shape="id42" draw:end-glue-point="3" svg:d="M10410 12150h1290" svg:viewBox="0 0 12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03:29:51.502132961</meta:creation-date>
    <dc:date>2018-11-19T05:29:16.952545280</dc:date>
    <meta:editing-duration>PT1H6M15S</meta:editing-duration>
    <meta:editing-cycles>22</meta:editing-cycles>
    <meta:generator>LibreOffice/6.0.6.2$Linux_X86_64 LibreOffice_project/00m0$Build-2</meta:generator>
    <meta:document-statistic meta:object-count="142"/>
  </office:meta>
</office:document-meta>
</file>